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ConstantExpression.getV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ConstantExpression.OConstantExpression( OProcess owner , Object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OConstantExpress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ConstantExpression.setVal( Object v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